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909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909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909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909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909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909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909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909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909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909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909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909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909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909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909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909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909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zmarys Alexandra Reyes Be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8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8154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mer Alexander Reyes Rom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964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3.6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8"/>
    <meta:template xlink:type="simple" xlink:actuate="onRequest" xlink:title="Normal" xlink:href=""/>
  </office:meta>
</office:document-meta>
</file>